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C0000005D2856A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17.26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 fo:font-weight="bold" style:font-size-asian="18pt" style:font-weight-asian="bold" style:font-size-complex="18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e6e6e6" fo:font-size="400pt" fo:font-weight="normal" style:font-size-asian="400pt" style:font-weight-asian="normal" style:font-size-complex="400pt" style:font-weight-complex="normal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5cm" svg:x="3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0.5cm" svg:x="3cm" svg:y="12.1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0.5cm" svg:x="3cm" svg:y="12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0.5cm" svg:x="3cm" svg:y="13.1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5cm" svg:x="8cm" svg:y="10.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cm" svg:height="4cm" svg:x="15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cm" svg:height="2cm" svg:x="8.7cm" svg:y="11.6cm">
          <draw:image xlink:href="Pictures/100002010000008C0000005D2856AE8A.png" xlink:type="simple" xlink:show="embed" xlink:actuate="onLoad">
            <text:p/>
          </draw:image>
        </draw:frame>
        <draw:frame draw:style-name="gr5" draw:text-style-name="P2" draw:layer="layout" svg:width="2.1cm" svg:height="0.806cm" svg:x="3.4cm" svg:y="11.516cm">
          <draw:text-box>
            <text:p><text:span text:style-name="T1">abc...</text:span></text:p>
          </draw:text-box>
        </draw:frame>
        <draw:frame draw:style-name="gr6" draw:text-style-name="P2" draw:layer="layout" svg:width="1.611cm" svg:height="0.806cm" svg:x="3.421cm" svg:y="12.008cm">
          <draw:text-box>
            <text:p><text:span text:style-name="T1">def...</text:span></text:p>
          </draw:text-box>
        </draw:frame>
        <draw:frame draw:style-name="gr6" draw:text-style-name="P2" draw:layer="layout" svg:width="1.582cm" svg:height="0.806cm" svg:x="3.442cm" svg:y="12.522cm">
          <draw:text-box>
            <text:p><text:span text:style-name="T1">ghi...</text:span></text:p>
          </draw:text-box>
        </draw:frame>
        <draw:frame draw:style-name="gr6" draw:text-style-name="P2" draw:layer="layout" svg:width="1.391cm" svg:height="0.806cm" svg:x="3.442cm" svg:y="12.956cm">
          <draw:text-box>
            <text:p><text:span text:style-name="T1">jkl...</text:span></text:p>
          </draw:text-box>
        </draw:frame>
        <draw:line draw:style-name="gr7" draw:text-style-name="P1" draw:layer="layout" svg:x1="15cm" svg:y1="11.7cm" svg:x2="12.5cm" svg:y2="11.7cm">
          <text:p/>
        </draw:line>
        <draw:line draw:style-name="gr7" draw:text-style-name="P1" draw:layer="layout" svg:x1="15cm" svg:y1="12.7cm" svg:x2="12.5cm" svg:y2="12.7cm">
          <text:p/>
        </draw:line>
        <draw:line draw:style-name="gr7" draw:text-style-name="P1" draw:layer="layout" svg:x1="15cm" svg:y1="13.7cm" svg:x2="12.5cm" svg:y2="13.7cm">
          <text:p/>
        </draw:line>
        <draw:line draw:style-name="gr8" draw:text-style-name="P1" draw:layer="layout" svg:x1="5.5cm" svg:y1="12cm" svg:x2="8cm" svg:y2="12cm">
          <text:p/>
        </draw:line>
        <draw:custom-shape draw:style-name="gr9" draw:text-style-name="P1" draw:layer="layout" svg:width="2.5cm" svg:height="2.5cm" svg:x="15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3" draw:layer="layout" svg:width="2.229cm" svg:height="1.038cm" svg:x="3.036cm" svg:y="15cm">
          <draw:text-box>
            <text:p text:style-name="P3"><text:span text:style-name="T2">Input</text:span></text:p>
          </draw:text-box>
        </draw:frame>
        <draw:frame draw:style-name="gr6" draw:text-style-name="P5" draw:layer="layout" svg:width="4.316cm" svg:height="1.038cm" svg:x="8cm" svg:y="15cm">
          <draw:text-box>
            <text:p text:style-name="P4"><text:span text:style-name="T3">Transducer</text:span></text:p>
          </draw:text-box>
        </draw:frame>
        <draw:frame draw:style-name="gr6" draw:text-style-name="P5" draw:layer="layout" svg:width="2.614cm" svg:height="1.038cm" svg:x="15.5cm" svg:y="15cm">
          <draw:text-box>
            <text:p text:style-name="P5">Target</text:p>
          </draw:text-box>
        </draw:frame>
        <draw:frame draw:style-name="gr10" draw:text-style-name="P6" draw:layer="layout" svg:width="5.214cm" svg:height="17.512cm" draw:transform="rotate (-1.57847577550456) translate (19.5cm 5.434cm)">
          <draw:text-box>
            <text:p text:style-name="P6">{</text:p>
          </draw:text-box>
        </draw:frame>
        <draw:frame draw:style-name="gr6" draw:text-style-name="P7" draw:layer="layout" svg:width="6.695cm" svg:height="1.352cm" svg:x="7.026cm" svg:y="4.3cm">
          <draw:text-box>
            <text:p text:style-name="P7">Transdu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m Briggs</meta:initial-creator>
    <meta:creation-date>2011-07-08T17:51:44</meta:creation-date>
    <dc:date>2011-07-08T18:37:29</dc:date>
    <dc:creator>Kim Briggs</dc:creator>
    <meta:editing-duration>PT00H14M58S</meta:editing-duration>
    <meta:editing-cycles>1</meta:editing-cycles>
    <meta:document-statistic meta:object-count="21"/>
    <meta:generator>OpenOffice.org/3.2$Linux OpenOffice.org_project/320m12$Build-9483</meta:generator>
  </office:meta>
</office:document-meta>
</file>